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984in" svg:x="0.0244in" svg:y="0.0146in">
            <draw:object draw:notify-on-update-of-ranges="Sheet1.A1:Sheet1.A5 Sheet1.B1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ternet</text:p>
          </table:table-cell>
          <table:table-cell office:value-type="currency" office:currency="CZK" office:value="39.5" calcext:value-type="currency">
            <text:p>39.50 Kč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currency" office:currency="CZK" office:value="62.2" calcext:value-type="currency">
            <text:p>62.20 Kč</text:p>
          </table:table-cell>
        </table:table-row>
        <table:table-row table:style-name="ro1">
          <table:table-cell office:value-type="string" calcext:value-type="string">
            <text:p>Rozhlas</text:p>
          </table:table-cell>
          <table:table-cell office:value-type="currency" office:currency="CZK" office:value="7.3" calcext:value-type="currency">
            <text:p>7.30 Kč</text:p>
          </table:table-cell>
        </table:table-row>
        <table:table-row table:style-name="ro1">
          <table:table-cell office:value-type="string" calcext:value-type="string">
            <text:p>Tisk</text:p>
          </table:table-cell>
          <table:table-cell office:value-type="currency" office:currency="CZK" office:value="17.2" calcext:value-type="currency">
            <text:p>17.20 Kč</text:p>
          </table:table-cell>
        </table:table-row>
        <table:table-row table:style-name="ro1">
          <table:table-cell office:value-type="string" calcext:value-type="string">
            <text:p>OOH</text:p>
          </table:table-cell>
          <table:table-cell office:value-type="currency" office:currency="CZK" office:value="4.4" calcext:value-type="currency">
            <text:p>4.40 K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currency-style style:name="N123">
      <number:number number:decimal-places="0" number:min-decimal-places="0" number:min-integer-digits="2">
        <number:embedded-text number:position="4"> </number:embedded-text>
      </number:number>
      <number:text> mld </number:text>
      <number:currency-symbol number:language="cs" number:country="CZ">Kč</number:currency-symbol>
    </number:currency-style>
    <number:currency-style style:name="N124">
      <number:number number:decimal-places="1" number:min-decimal-places="1" number:min-integer-digits="1">
        <number:embedded-text number:position="3"> </number:embedded-text>
      </number:number>
      <number:text> mld </number:text>
      <number:currency-symbol number:language="cs" number:country="CZ">Kč</number:currency-symbol>
    </number:currency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22P0"/>
    </number:currency-style>
    <number:currency-style style:name="N20107" number:language="cs" number:country="CZ">
      <number:number number:decimal-places="1" number:min-decimal-places="1" number:min-integer-digits="1" number:grouping="true" number:display-factor="1000"/>
      <number:text> </number:text>
      <number:currency-symbol number:language="cs" number:country="CZ">mld Kč</number:currency-symbol>
    </number:currency-style>
    <number:currency-style style:name="N20108" number:language="cs" number:country="CZ">
      <number:number number:decimal-places="1" number:min-decimal-places="1" number:min-integer-digits="1" number:grouping="true" number:display-factor="1000"/>
      <number:text> </number:text>
      <number:currency-symbol number:language="cs" number:country="CZ">Kč</number:currency-symbol>
    </number:currency-style>
    <number:currency-style style:name="N20109" number:language="cs" number:country="CZ">
      <number:number number:decimal-places="1" number:min-decimal-places="1" number:min-integer-digits="1" number:grouping="true" number:display-factor="1000"/>
      <number:text> </number:text>
      <number:currency-symbol>mld Kč</number:currency-symbol>
    </number:currency-style>
    <number:currency-style style:name="N20111P0" style:volatile="true" number:language="cs" number:country="CZ">
      <number:number number:decimal-places="2" number:min-decimal-places="2" number:min-integer-digits="1" number:grouping="true"/>
      <number:text> </number:text>
      <number:currency-symbol>CZK</number:currency-symbol>
    </number:currency-style>
    <number:currency-style style:name="N20111" number:language="cs" number:country="CZ">
      <number:text>-</number:text>
      <number:number number:decimal-places="2" number:min-decimal-places="2" number:min-integer-digits="1" number:grouping="true"/>
      <number:text> </number:text>
      <number:currency-symbol>CZK</number:currency-symbol>
      <style:map style:condition="value()&gt;=0" style:apply-style-name="N20111P0"/>
    </number:currency-style>
    <number:currency-style style:name="N20113P0" style:volatile="true" number:language="cs" number:country="CZ">
      <number:number number:decimal-places="1" number:min-decimal-places="1" number:min-integer-digits="1" number:grouping="true"/>
      <number:text> </number:text>
      <number:currency-symbol>CZK</number:currency-symbol>
    </number:currency-style>
    <number:currency-style style:name="N20113" number:language="cs" number:country="CZ">
      <number:text>-</number:text>
      <number:number number:decimal-places="1" number:min-decimal-places="1" number:min-integer-digits="1" number:grouping="true"/>
      <number:text> </number:text>
      <number:currency-symbol>CZK</number:currency-symbol>
      <style:map style:condition="value()&gt;=0" style:apply-style-name="N20113P0"/>
    </number:currency-style>
    <number:currency-style style:name="N20115P0" style:volatile="true" number:language="cs" number:country="CZ">
      <number:number number:decimal-places="1" number:min-decimal-places="1" number:min-integer-digits="1" number:grouping="true"/>
      <number:text> </number:text>
      <number:currency-symbol>mld Kč</number:currency-symbol>
    </number:currency-style>
    <number:currency-style style:name="N20115" number:language="cs" number:country="CZ">
      <number:text>-</number:text>
      <number:number number:decimal-places="1" number:min-decimal-places="1" number:min-integer-digits="1" number:grouping="true"/>
      <number:text> </number:text>
      <number:currency-symbol>mld Kč</number:currency-symbol>
      <style:map style:condition="value()&gt;=0" style:apply-style-name="N2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5:45:39.584921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6:41.403389069</meta:creation-date>
    <dc:date>2021-03-18T15:46:38.373853841</dc:date>
    <meta:editing-duration>PT4M45S</meta:editing-duration>
    <meta:editing-cycles>4</meta:editing-cycles>
    <meta:generator>LibreOffice/7.1.0.3$Linux_X86_64 LibreOffice_project/10$Build-3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22P0"/>
    </number:currency-style>
    <number:currency-style style:name="N20115P0" style:volatile="true" number:language="cs" number:country="CZ">
      <number:number number:decimal-places="1" number:min-decimal-places="1" number:min-integer-digits="1" number:grouping="true"/>
      <number:text> </number:text>
      <number:currency-symbol>mld Kč</number:currency-symbol>
    </number:currency-style>
    <number:currency-style style:name="N20115" number:language="cs" number:country="CZ">
      <number:text>-</number:text>
      <number:number number:decimal-places="1" number:min-decimal-places="1" number:min-integer-digits="1" number:grouping="true"/>
      <number:text> </number:text>
      <number:currency-symbol>mld Kč</number:currency-symbol>
      <style:map style:condition="value()&gt;=0" style:apply-style-name="N20115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0115">
      <style:chart-properties loext:label-stroke="none" loext:label-stroke-opacity="95%" loext:label-stroke-width="0.051cm" chart:link-data-style-to-source="false" chart:data-label-number="value-and-percentage" chart:data-label-text="false" chart:data-label-symbol="false" chart:label-position="center"/>
      <style:graphic-properties draw:stroke="none" draw:fill-color="#007d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82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ac0021"/>
    </style:style>
    <style:style style:name="ch14" style:family="chart">
      <style:graphic-properties draw:stroke="none" svg:stroke-width="0.051cm" svg:stroke-opacity="95%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9.141cm" xlink:href=".." xlink:type="simple" chart:class="chart:ring" chart:style-name="ch1">
        <chart:title svg:x="3.353cm" svg:y="0.112cm" chart:style-name="ch2">
          <text:p>Investice do reklamních médií v roce 2020</text:p>
        </chart:title>
        <chart:legend chart:legend-position="end" svg:x="14.005cm" svg:y="3.275cm" style:legend-expansion="high" chart:style-name="ch3"/>
        <chart:plot-area chart:style-name="ch4" table:cell-range-address="Sheet1.A1:Sheet1.B5" chart:data-source-has-labels="column" svg:x="4.162cm" svg:y="1.718cm" svg:width="6.461cm" svg:height="6.092cm">
          <chart:coordinate-region svg:x="4.298cm" svg:y="1.719cm" svg:width="6.091cm" svg:height="6.091cm"/>
          <chart:axis chart:dimension="x" chart:name="primary-x" chart:style-name="ch5" chartooo:axis-type="auto">
            <chartooo:date-scale/>
            <chart:categories table:cell-range-address="Sheet1.A1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5" chart:class="chart:circle">
            <chart:data-point chart:style-name="ch9" loext:custom-label-pos-x="-0.213085046553771" loext:custom-label-pos-y="-0.14370777506141"/>
            <chart:data-point chart:style-name="ch10" loext:custom-label-pos-x="-0.144097981628445" loext:custom-label-pos-y="0.145514223194748"/>
            <chart:data-point chart:style-name="ch11" loext:custom-label-pos-x="0.175779541335999" loext:custom-label-pos-y="-0.0548140043763676"/>
            <chart:data-point chart:style-name="ch12" loext:custom-label-pos-x="0.213834905955133" loext:custom-label-pos-y="-0.11870897155361"/>
            <chart:data-point chart:style-name="ch13" loext:custom-label-pos-x="0.0844841592201462" loext:custom-label-pos-y="-0.153172866520788"/>
            <chart:data-label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rnet</text:p>
                <draw:g>
                  <svg:desc>Sheet1.A1:Sheet1.A5</svg:desc>
                </draw:g>
              </table:table-cell>
              <table:table-cell office:value-type="float" office:value="39.5">
                <text:p>39.5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Rozhlas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Tisk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OOH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